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285a" officeooo:paragraph-rsid="0012285a"/>
    </style:style>
    <style:style style:name="P2" style:family="paragraph" style:parent-style-name="Standard">
      <style:text-properties officeooo:rsid="0012285a" officeooo:paragraph-rsid="003d5ed5"/>
    </style:style>
    <style:style style:name="P3" style:family="paragraph" style:parent-style-name="Standard">
      <style:text-properties officeooo:rsid="0013b455" officeooo:paragraph-rsid="0013b455"/>
    </style:style>
    <style:style style:name="P4" style:family="paragraph" style:parent-style-name="Standard">
      <style:text-properties fo:font-weight="bold" officeooo:rsid="0012285a" officeooo:paragraph-rsid="0012285a" style:font-weight-asian="bold" style:font-weight-complex="bold"/>
    </style:style>
    <style:style style:name="P5" style:family="paragraph" style:parent-style-name="Standard">
      <style:text-properties fo:font-weight="bold" officeooo:rsid="0012285a" officeooo:paragraph-rsid="00141ee3" style:font-weight-asian="bold" style:font-weight-complex="bold"/>
    </style:style>
    <style:style style:name="P6" style:family="paragraph" style:parent-style-name="Standard">
      <style:text-properties fo:font-weight="bold" officeooo:rsid="0013b455" officeooo:paragraph-rsid="0013b455" style:font-weight-asian="bold" style:font-weight-complex="bold"/>
    </style:style>
    <style:style style:name="P7" style:family="paragraph" style:parent-style-name="Standard">
      <style:text-properties officeooo:rsid="0016a08f" officeooo:paragraph-rsid="0016a08f"/>
    </style:style>
    <style:style style:name="P8" style:family="paragraph" style:parent-style-name="Standard">
      <style:text-properties officeooo:rsid="00187559" officeooo:paragraph-rsid="00187559"/>
    </style:style>
    <style:style style:name="P9" style:family="paragraph" style:parent-style-name="Standard">
      <style:text-properties officeooo:rsid="0021643e" officeooo:paragraph-rsid="0021643e"/>
    </style:style>
    <style:style style:name="P10" style:family="paragraph" style:parent-style-name="Standard">
      <style:text-properties officeooo:rsid="003d5ed5" officeooo:paragraph-rsid="003d5ed5"/>
    </style:style>
    <style:style style:name="P11" style:family="paragraph" style:parent-style-name="Preformatted_20_Text">
      <style:text-properties fo:color="#000000" loext:opacity="100%" style:font-name="Liberation Serif" fo:font-size="12pt" officeooo:rsid="003ed2e7" officeooo:paragraph-rsid="003ed2e7" style:font-size-asian="12pt" style:font-size-complex="12pt" loext:padding="0cm" loext:border="none"/>
    </style:style>
    <style:style style:name="P12" style:family="paragraph" style:parent-style-name="Preformatted_20_Text">
      <style:text-properties fo:color="#000000" loext:opacity="100%" style:font-name="Liberation Serif" fo:font-size="12pt" officeooo:rsid="0043e2cf" officeooo:paragraph-rsid="0043e2cf" style:font-size-asian="12pt" style:font-size-complex="12pt" loext:padding="0cm" loext:border="none"/>
    </style:style>
    <style:style style:name="P13" style:family="paragraph" style:parent-style-name="Preformatted_20_Text">
      <style:text-properties fo:color="#000000" loext:opacity="100%" style:font-name="Liberation Serif" fo:font-size="12pt" officeooo:paragraph-rsid="003ed2e7"/>
    </style:style>
    <style:style style:name="P14" style:family="paragraph" style:parent-style-name="Preformatted_20_Text">
      <style:text-properties fo:color="#000000" loext:opacity="100%" style:font-name="Liberation Serif" fo:font-size="12pt" officeooo:paragraph-rsid="004210c8"/>
    </style:style>
    <style:style style:name="P15" style:family="paragraph" style:parent-style-name="Preformatted_20_Text">
      <style:text-properties fo:color="#000000" loext:opacity="100%" style:font-name="Liberation Serif" fo:font-size="12pt" officeooo:paragraph-rsid="0043e2cf"/>
    </style:style>
    <style:style style:name="P16" style:family="paragraph" style:parent-style-name="Standard">
      <style:text-properties officeooo:rsid="0003a1c5" officeooo:paragraph-rsid="003eb1eb"/>
    </style:style>
    <style:style style:name="P17" style:family="paragraph" style:parent-style-name="Standard">
      <style:text-properties officeooo:rsid="0000954d" officeooo:paragraph-rsid="003eb1eb"/>
    </style:style>
    <style:style style:name="P18" style:family="paragraph" style:parent-style-name="Standard">
      <style:text-properties officeooo:rsid="0001b8d6" officeooo:paragraph-rsid="003eb1eb"/>
    </style:style>
    <style:style style:name="P19" style:family="paragraph" style:parent-style-name="Standard">
      <style:text-properties officeooo:paragraph-rsid="003eb1eb"/>
    </style:style>
    <style:style style:name="P2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paragraph-rsid="003ed2e7" style:font-size-asian="12pt" style:font-size-complex="12pt"/>
    </style:style>
    <style:style style:name="P2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4210c8" officeooo:paragraph-rsid="004210c8" style:font-size-asian="12pt" style:font-size-complex="12pt"/>
    </style:style>
    <style:style style:name="P22" style:family="paragraph" style:parent-style-name="Standard">
      <style:text-properties officeooo:rsid="0000954d" officeooo:paragraph-rsid="003eb1eb"/>
    </style:style>
    <style:style style:name="P23" style:family="paragraph" style:parent-style-name="Standard">
      <style:text-properties officeooo:rsid="0001b8d6" officeooo:paragraph-rsid="003eb1eb"/>
    </style:style>
    <style:style style:name="T1" style:family="text">
      <style:text-properties officeooo:rsid="0013b455"/>
    </style:style>
    <style:style style:name="T2" style:family="text">
      <style:text-properties officeooo:rsid="0013e018"/>
    </style:style>
    <style:style style:name="T3" style:family="text">
      <style:text-properties officeooo:rsid="0015c8b0"/>
    </style:style>
    <style:style style:name="T4" style:family="text">
      <style:text-properties officeooo:rsid="0016477c"/>
    </style:style>
    <style:style style:name="T5" style:family="text">
      <style:text-properties officeooo:rsid="0001b8d6"/>
    </style:style>
    <style:style style:name="T6" style:family="text">
      <style:text-properties fo:font-variant="normal" fo:text-transform="none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letter-spacing="normal" fo:font-style="normal" fo:font-weight="normal" officeooo:rsid="004210c8" style:font-size-asian="12pt" style:font-size-complex="12pt"/>
    </style:style>
    <style:style style:name="T8" style:family="text">
      <style:text-properties fo:font-variant="normal" fo:text-transform="none" fo:letter-spacing="normal" fo:font-style="normal" fo:font-weight="normal" officeooo:rsid="00434775" style:font-size-asian="12pt" style:font-size-complex="12pt"/>
    </style:style>
    <style:style style:name="T9" style:family="text">
      <style:text-properties fo:font-variant="normal" fo:text-transform="none" fo:letter-spacing="normal" fo:font-style="normal" fo:font-weight="normal" officeooo:rsid="0044611b" style:font-size-asian="12pt" style:font-size-complex="12pt"/>
    </style:style>
    <style:style style:name="T10" style:family="text">
      <style:text-properties officeooo:rsid="003ed2e7" style:font-size-asian="12pt" style:font-size-complex="12pt" loext:padding="0cm" loext:border="none"/>
    </style:style>
    <style:style style:name="T11" style:family="text">
      <style:text-properties officeooo:rsid="0043e2cf" style:font-size-asian="12pt" style:font-size-complex="12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Zadanie 1</text:p>
      <text:p text:style-name="P1"/>
      <text:p text:style-name="P11">Strict DTD – zawiera atrybuty i elementy które nie są zdeprecjonowane oraz nie pojawiają się</text:p>
      <text:p text:style-name="P13"><text:span text:style-name="T10">np. </text:span><text:span text:style-name="T6">&lt;!DOCTYPE HTML PUBLIC "-//W3C//DTD HTML 4.01//EN"&gt;</text:span></text:p>
      <text:p text:style-name="P20"/>
      <text:p text:style-name="P21">Transitional DTD – zawiera to samo co w Strict plus atrybuty zdeprecjonowane </text:p>
      <text:p text:style-name="P14"><text:span text:style-name="T7">np. </text:span><text:span text:style-name="T6">&lt;!DOCTYPE HTML PUBLIC "-//W3C//DTD HTML 4.01 </text:span><text:span text:style-name="T8">Transitional</text:span><text:span text:style-name="T6">//EN"&gt;</text:span></text:p>
      <text:p text:style-name="P21"/>
      <text:p text:style-name="P12">Framesset DTD – zawiera to samo co Transitional i dodatkowo elementy odnoszące się do ramek(FRAME,FRAMESET,NOFRAMES) </text:p>
      <text:p text:style-name="P15"><text:span text:style-name="T11">np. <text:s/></text:span><text:span text:style-name="T6">&lt;!DOCTYPE HTML PUBLIC "-//W3C//DTD HTML 4.01 </text:span><text:span text:style-name="T9">Frameset</text:span><text:span text:style-name="T6">//EN"&gt;</text:span></text:p>
      <text:p text:style-name="P12"/>
      <text:p text:style-name="P1"/>
      <text:p text:style-name="P1">Zadanie 2 <text:span text:style-name="T4">pogrubione to wstawione</text:span></text:p>
      <text:p text:style-name="P1"/>
      <text:p text:style-name="P1">&lt;!<text:span text:style-name="T1">doctype html&gt;</text:span></text:p>
      <text:p text:style-name="P4">&lt;<text:span text:style-name="T2">html&gt;</text:span></text:p>
      <text:p text:style-name="P1">&lt;<text:span text:style-name="T1">head&gt;</text:span></text:p>
      <text:p text:style-name="P1">&lt;<text:span text:style-name="T1">title&gt; moja strona&lt;/title&gt;</text:span></text:p>
      <text:p text:style-name="P4">&lt;/<text:span text:style-name="T2">head&gt;</text:span></text:p>
      <text:p text:style-name="P1">&lt;<text:span text:style-name="T1">body&gt;</text:span></text:p>
      <text:p text:style-name="P3">To jest moja strona internetowa</text:p>
      <text:p text:style-name="P6">&lt;/<text:span text:style-name="T3">body&gt;</text:span></text:p>
      <text:p text:style-name="P5">&lt;/<text:span text:style-name="T2">html&gt;</text:span></text:p>
      <text:p text:style-name="P5"/>
      <text:p text:style-name="P1">Zadanie 3</text:p>
      <text:p text:style-name="P7">1.</text:p>
      <text:p text:style-name="P9">HTML</text:p>
      <text:p text:style-name="P7">2.</text:p>
      <text:p text:style-name="P8">Przykład do zadania</text:p>
      <text:p text:style-name="P7">3.</text:p>
      <text:p text:style-name="P9">XHTML</text:p>
      <text:p text:style-name="P1"/>
      <text:p text:style-name="P1"/>
      <text:p text:style-name="P17">TEST 2.</text:p>
      <text:p text:style-name="P19"/>
      <text:p text:style-name="P17">Zad.1</text:p>
      <text:p text:style-name="P17">C.&lt;title&gt;</text:p>
      <text:p text:style-name="P17"/>
      <text:p text:style-name="P17">Zad.2</text:p>
      <text:p text:style-name="P17">C. utf-8</text:p>
      <text:p text:style-name="P17"/>
      <text:p text:style-name="P17">Zad.3</text:p>
      <text:p text:style-name="P17"><text:span text:style-name="T5">D</text:span>. html 5.0</text:p>
      <text:p text:style-name="P17"/>
      <text:p text:style-name="P17">Zad.4</text:p>
      <text:p text:style-name="P18">A. &lt;center&gt;</text:p>
      <text:p text:style-name="P18"/>
      <text:p text:style-name="P17">Zad.5</text:p>
      <text:p text:style-name="P16">A.</text:p>
      <text:p text:style-name="P10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3T16:08:13.600000000</meta:creation-date>
    <dc:date>2023-11-20T17:11:57.147000000</dc:date>
    <meta:editing-duration>PT2H18M30S</meta:editing-duration>
    <meta:editing-cycles>31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35" meta:word-count="111" meta:character-count="741" meta:non-whitespace-character-count="659"/>
  </office:meta>
</office:document-meta>
</file>